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C" style:family="table-column">
      <style:table-column-properties style:column-width="5.667cm" style:rel-column-width="21844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C" style:family="table-column">
      <style:table-column-properties style:column-width="5.667cm" style:rel-column-width="21844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officeooo:paragraph-rsid="00026350"/>
    </style:style>
    <style:style style:name="P2" style:family="paragraph" style:parent-style-name="Text_20_body">
      <style:text-properties officeooo:paragraph-rsid="00026350"/>
    </style:style>
    <style:style style:name="P3" style:family="paragraph" style:parent-style-name="Text_20_body">
      <style:text-properties officeooo:rsid="00026350"/>
    </style:style>
    <style:style style:name="P4" style:family="paragraph" style:parent-style-name="Text_20_body">
      <style:text-properties officeooo:rsid="00026350" officeooo:paragraph-rsid="00026350"/>
    </style:style>
    <style:style style:name="P5" style:family="paragraph" style:parent-style-name="Heading_20_2">
      <style:text-properties officeooo:paragraph-rsid="00026350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Table_20_Contents">
      <style:text-properties officeooo:rsid="00026350" officeooo:paragraph-rsid="00026350"/>
    </style:style>
    <style:style style:name="P10" style:family="paragraph" style:parent-style-name="Table_20_Contents">
      <style:text-properties officeooo:paragraph-rsid="00026350"/>
    </style:style>
    <style:style style:name="P11" style:family="paragraph" style:parent-style-name="Table_20_Contents">
      <style:text-properties officeooo:rsid="0003ef57" officeooo:paragraph-rsid="0003ef57"/>
    </style:style>
    <style:style style:name="T1" style:family="text">
      <style:text-properties officeooo:rsid="00026350"/>
    </style:style>
    <style:style style:name="T2" style:family="text">
      <style:text-properties officeooo:rsid="00033ff2"/>
    </style:style>
    <style:style style:name="T3" style:family="text">
      <style:text-properties officeooo:rsid="0003ef5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6"><text:a xlink:type="simple" xlink:href="#__RefHeading___Toc3616_1678824269" text:style-name="Index_20_Link" text:visited-style-name="Index_20_Link">Введение<text:tab/>1</text:a></text:p>
          <text:p text:style-name="P6"><text:a xlink:type="simple" xlink:href="#__RefHeading___Toc3609_1678824269" text:style-name="Index_20_Link" text:visited-style-name="Index_20_Link">Общее описание СУБД<text:tab/>1</text:a></text:p>
          <text:p text:style-name="P7"><text:a xlink:type="simple" xlink:href="#__RefHeading___Toc3611_1678824269" text:style-name="Index_20_Link" text:visited-style-name="Index_20_Link">Серверная БД<text:tab/>1</text:a></text:p>
          <text:p text:style-name="P8"><text:a xlink:type="simple" xlink:href="#__RefHeading___Toc3625_1678824269" text:style-name="Index_20_Link" text:visited-style-name="Index_20_Link">Таблица User<text:tab/>1</text:a></text:p>
          <text:p text:style-name="P8"><text:a xlink:type="simple" xlink:href="#__RefHeading___Toc3627_1678824269" text:style-name="Index_20_Link" text:visited-style-name="Index_20_Link">Таблица Device<text:tab/>1</text:a></text:p>
          <text:p text:style-name="P7"><text:a xlink:type="simple" xlink:href="#__RefHeading___Toc3613_1678824269" text:style-name="Index_20_Link" text:visited-style-name="Index_20_Link">Локальная БД<text:tab/>2</text:a></text:p>
        </text:index-body>
      </text:table-of-content>
      <text:h text:style-name="Heading_20_1" text:outline-level="1"/>
      <text:p text:style-name="Title"><text:bookmark-start text:name="__RefHeading___Toc3607_1678824269"/>Техническое описание проекта<text:bookmark-end text:name="__RefHeading___Toc3607_1678824269"/></text:p>
      <text:h text:style-name="P1" text:outline-level="1"><text:bookmark-start text:name="__RefHeading___Toc3616_1678824269"/>Введение<text:bookmark-end text:name="__RefHeading___Toc3616_1678824269"/></text:h>
      <text:h text:style-name="Heading_20_1" text:outline-level="1"><text:bookmark-start text:name="__RefHeading___Toc3609_1678824269"/>Общее описание СУБД<text:bookmark-end text:name="__RefHeading___Toc3609_1678824269"/></text:h>
      <text:p text:style-name="P2">Для сервера выбрана СУБД <text:span text:style-name="T1">Postgresql так как она: opensource, производительная, популярная, имеет клон для гос органов, имеет версию под Linux (в том числе Гослинукс). Серверная СУБД используется для хранения пользователей, устройств, трэков пользователей. Выбор трэков происходит в storedprocedure.</text:span></text:p>
      <text:p text:style-name="P2">Для локальной СУБД выбрана <text:span text:style-name="T1">SQLite так как она: opensource, популярная, имеет большой кол-во поддерживаемых платформ, легко встраиваемая. Локальная СУБД используется для кэша и очереди загрузки.</text:span></text:p>
      <text:p text:style-name="P2">На данном этапе развития система не <text:span text:style-name="T3">предполагает</text:span> высокий уровень защищенности и <text:span text:style-name="T3">конфиденциальности и поэтому нет необходимости использовать систему паролей. Добавление устройств происходит либо с помощью социальных сетей либо как ввод или сканирование GUID устройств или GUID пользователя.</text:span> </text:p>
      <text:h text:style-name="Heading_20_2" text:outline-level="2"><text:bookmark-start text:name="__RefHeading___Toc3611_1678824269"/>Серверная БД<text:bookmark-end text:name="__RefHeading___Toc3611_1678824269"/></text:h>
      <text:h text:style-name="Heading_20_3" text:outline-level="3"><text:bookmark-start text:name="__RefHeading___Toc3625_1678824269"/>Таблица <text:span text:style-name="T1">User</text:span><text:bookmark-end text:name="__RefHeading___Toc3625_1678824269"/></text:h>
      <text:p text:style-name="Text_20_body">Содержит список <text:span text:style-name="T1">пользователей</text:span> системы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row>
          <table:table-cell table:style-name="Таблица1.A1" office:value-type="string">
            <text:p text:style-name="P9">Наименование</text:p>
          </table:table-cell>
          <table:table-cell table:style-name="Таблица1.A1" office:value-type="string">
            <text:p text:style-name="Table_20_Contents">Тип</text:p>
          </table:table-cell>
          <table:table-cell table:style-name="Таблица1.C1" office:value-type="string">
            <text:p text:style-name="Table_20_Contents">Описание</text:p>
          </table:table-cell>
        </table:table-row>
        <table:table-row>
          <table:table-cell table:style-name="Таблица1.A2" office:value-type="string">
            <text:p text:style-name="P9">ID</text:p>
          </table:table-cell>
          <table:table-cell table:style-name="Таблица1.A2" office:value-type="string">
            <text:p text:style-name="P9">UUID</text:p>
          </table:table-cell>
          <table:table-cell table:style-name="Таблица1.C2" office:value-type="string">
            <text:p text:style-name="P9">Уникальный идентификатор пользователя.</text:p>
          </table:table-cell>
        </table:table-row>
        <table:table-row>
          <table:table-cell table:style-name="Таблица1.A2" office:value-type="string">
            <text:p text:style-name="P11">Name</text:p>
          </table:table-cell>
          <table:table-cell table:style-name="Таблица1.A2" office:value-type="string">
            <text:p text:style-name="P9"/>
          </table:table-cell>
          <table:table-cell table:style-name="Таблица1.C2" office:value-type="string">
            <text:p text:style-name="P11">Имя пользователя</text:p>
          </table:table-cell>
        </table:table-row>
      </table:table>
      <text:p text:style-name="P3"/>
      <text:h text:style-name="Heading_20_3" text:outline-level="3"><text:bookmark-start text:name="__RefHeading___Toc3627_1678824269"/><text:soft-page-break/>Таблица Device<text:bookmark-end text:name="__RefHeading___Toc3627_1678824269"/></text:h>
      <text:p text:style-name="P4">Содержит список устройств и привязку с пользователям. Устройствами называются ноутбуки, компьютеры, мобильные устройства, сессии в веб <text:span text:style-name="T2">браузере</text:span>, физические устройства</text:p>
      <table:table table:name="Таблица2" table:style-name="Таблица2">
        <table:table-column table:style-name="Таблица2.A" table:number-columns-repeated="2"/>
        <table:table-column table:style-name="Таблица2.C"/>
        <table:table-row>
          <table:table-cell table:style-name="Таблица2.A1" office:value-type="string">
            <text:p text:style-name="P9">Наименование</text:p>
          </table:table-cell>
          <table:table-cell table:style-name="Таблица2.A1" office:value-type="string">
            <text:p text:style-name="P10">Тип</text:p>
          </table:table-cell>
          <table:table-cell table:style-name="Таблица2.C1" office:value-type="string">
            <text:p text:style-name="P10">Описание</text:p>
          </table:table-cell>
        </table:table-row>
        <table:table-row>
          <table:table-cell table:style-name="Таблица2.A2" office:value-type="string">
            <text:p text:style-name="P9">ID</text:p>
          </table:table-cell>
          <table:table-cell table:style-name="Таблица2.A2" office:value-type="string">
            <text:p text:style-name="P9">UUID</text:p>
          </table:table-cell>
          <table:table-cell table:style-name="Таблица2.C2" office:value-type="string">
            <text:p text:style-name="P9">Уникальный идентификатор устройства.</text:p>
          </table:table-cell>
        </table:table-row>
        <table:table-row>
          <table:table-cell table:style-name="Таблица2.A2" office:value-type="string">
            <text:p text:style-name="P9">UserID</text:p>
          </table:table-cell>
          <table:table-cell table:style-name="Таблица2.A2" office:value-type="string">
            <text:p text:style-name="P9">UUID</text:p>
          </table:table-cell>
          <table:table-cell table:style-name="Таблица2.C2" office:value-type="string">
            <text:p text:style-name="P9">Ссылка на пользователя к которому привязанно данное устройство</text:p>
          </table:table-cell>
        </table:table-row>
        <table:table-row>
          <table:table-cell table:style-name="Таблица2.A2" office:value-type="string">
            <text:p text:style-name="P11">Name</text:p>
          </table:table-cell>
          <table:table-cell table:style-name="Таблица2.A2" office:value-type="string">
            <text:p text:style-name="P9"/>
          </table:table-cell>
          <table:table-cell table:style-name="Таблица2.C2" office:value-type="string">
            <text:p text:style-name="P11">Наименование устройства. Генерируется по возможности автоматически с возможностью изменения пользователем. Например iPhoneSE-alexv</text:p>
          </table:table-cell>
        </table:table-row>
        <table:table-row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9"/>
          </table:table-cell>
          <table:table-cell table:style-name="Таблица2.C2" office:value-type="string">
            <text:p text:style-name="P11"/>
          </table:table-cell>
        </table:table-row>
      </table:table>
      <text:h text:style-name="P5" text:outline-level="2"><text:bookmark-start text:name="__RefHeading___Toc3613_1678824269"/>Локальная БД<text:bookmark-end text:name="__RefHeading___Toc3613_167882426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05:53:26.567902000</meta:creation-date>
    <dc:date>2016-09-07T06:22:31.803929000</dc:date>
    <meta:editing-duration>PT14M44S</meta:editing-duration>
    <meta:editing-cycles>2</meta:editing-cycles>
    <meta:generator>LibreOffice_Vanilla/5.2.1.1$MacOSX_X86_64 LibreOffice_project/4afc24bb8402fb220914e41da1503f86441578cb</meta:generator>
    <meta:document-statistic meta:table-count="2" meta:image-count="0" meta:object-count="0" meta:page-count="2" meta:paragraph-count="38" meta:word-count="199" meta:character-count="1546" meta:non-whitespace-character-count="1384"/>
  </office:meta>
</office:document-meta>
</file>